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43338" officeooo:paragraph-rsid="00043338" style:font-size-asian="14pt" style:font-size-complex="14pt"/>
    </style:style>
    <style:style style:name="P2" style:family="paragraph" style:parent-style-name="Standard">
      <style:text-properties style:font-name="Times New Roman" fo:font-size="14pt" officeooo:rsid="00043338" officeooo:paragraph-rsid="000a56ff" style:font-size-asian="14pt" style:font-size-complex="14pt"/>
    </style:style>
    <style:style style:name="P3" style:family="paragraph" style:parent-style-name="Standard">
      <style:text-properties style:font-name="Times New Roman" fo:font-size="14pt" officeooo:rsid="00043338" officeooo:paragraph-rsid="0008c7cc" style:font-size-asian="14pt" style:font-size-complex="14pt"/>
    </style:style>
    <style:style style:name="P4" style:family="paragraph" style:parent-style-name="Standard">
      <style:text-properties style:font-name="Times New Roman" fo:font-size="14pt" officeooo:rsid="00043338" officeooo:paragraph-rsid="0011eb75" style:font-size-asian="14pt" style:font-size-complex="14pt"/>
    </style:style>
    <style:style style:name="P5" style:family="paragraph" style:parent-style-name="Standard">
      <style:text-properties style:font-name="Times New Roman" fo:font-size="14pt" officeooo:rsid="00043338" officeooo:paragraph-rsid="00144f3d" style:font-size-asian="14pt" style:font-size-complex="14pt"/>
    </style:style>
    <style:style style:name="P6" style:family="paragraph" style:parent-style-name="Standard">
      <style:text-properties style:font-name="Times New Roman" fo:font-size="14pt" officeooo:rsid="00043338" officeooo:paragraph-rsid="0024f39d" style:font-size-asian="14pt" style:font-size-complex="14pt"/>
    </style:style>
    <style:style style:name="P7" style:family="paragraph" style:parent-style-name="Standard">
      <style:text-properties style:font-name="Times New Roman" fo:font-size="14pt" officeooo:rsid="00043338" officeooo:paragraph-rsid="0017e5aa" style:font-size-asian="14pt" style:font-size-complex="14pt"/>
    </style:style>
    <style:style style:name="P8" style:family="paragraph" style:parent-style-name="Standard">
      <style:text-properties style:font-name="Times New Roman" fo:font-size="14pt" officeooo:rsid="00043338" officeooo:paragraph-rsid="001f250a" style:font-size-asian="14pt" style:font-size-complex="14pt"/>
    </style:style>
    <style:style style:name="P9" style:family="paragraph" style:parent-style-name="Standard">
      <style:text-properties style:font-name="Times New Roman" fo:font-size="14pt" officeooo:rsid="00043338" officeooo:paragraph-rsid="0018ed31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043338" style:font-size-asian="14pt" style:font-size-complex="14pt"/>
    </style:style>
    <style:style style:name="P11" style:family="paragraph" style:parent-style-name="Standard">
      <style:text-properties style:font-name="Times New Roman" fo:font-size="14pt" officeooo:rsid="0008c7cc" officeooo:paragraph-rsid="0008c7cc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0a56ff" style:font-size-asian="14pt" style:font-size-complex="14pt"/>
    </style:style>
    <style:style style:name="P13" style:family="paragraph" style:parent-style-name="Standard">
      <style:text-properties style:font-name="Times New Roman" fo:font-size="14pt" officeooo:rsid="000a56ff" officeooo:paragraph-rsid="000a56ff" style:font-size-asian="14pt" style:font-size-complex="14pt"/>
    </style:style>
    <style:style style:name="P14" style:family="paragraph" style:parent-style-name="Standard">
      <style:text-properties style:font-name="Times New Roman" fo:font-size="14pt" officeooo:rsid="000a56ff" officeooo:paragraph-rsid="0012e034" style:font-size-asian="14pt" style:font-size-complex="14pt"/>
    </style:style>
    <style:style style:name="P15" style:family="paragraph" style:parent-style-name="Standard">
      <style:text-properties style:font-name="Times New Roman" fo:font-size="14pt" officeooo:rsid="000a56ff" officeooo:paragraph-rsid="0018ed31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12e034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1676f8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24f39d" style:font-size-asian="14pt" style:font-size-complex="14pt"/>
    </style:style>
    <style:style style:name="P19" style:family="paragraph" style:parent-style-name="Standard">
      <style:text-properties style:font-name="Times New Roman" fo:font-size="14pt" officeooo:rsid="002832f3" officeooo:paragraph-rsid="002832f3" style:font-size-asian="14pt" style:font-size-complex="14pt"/>
    </style:style>
    <style:style style:name="T1" style:family="text">
      <style:text-properties officeooo:rsid="00043338"/>
    </style:style>
    <style:style style:name="T2" style:family="text">
      <style:text-properties officeooo:rsid="0008c7cc"/>
    </style:style>
    <style:style style:name="T3" style:family="text">
      <style:text-properties officeooo:rsid="000a56ff"/>
    </style:style>
    <style:style style:name="T4" style:family="text">
      <style:text-properties officeooo:rsid="0011eb75"/>
    </style:style>
    <style:style style:name="T5" style:family="text">
      <style:text-properties officeooo:rsid="0012e034"/>
    </style:style>
    <style:style style:name="T6" style:family="text">
      <style:text-properties officeooo:rsid="0018ed31"/>
    </style:style>
    <style:style style:name="T7" style:family="text">
      <style:text-properties officeooo:rsid="0018ffe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333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1 → 12 → 2 (→25) → 15 (→ (28 → 41) , → 33)</text:p>
      <text:p text:style-name="P10"/>
      <text:p text:style-name="P1">H2 → 11 → 3 (→37) → 6 (→ (29 → ((48 →50), 31)), → 10→ 17, → 44)</text:p>
      <text:p text:style-name="P10"/>
      <text:p text:style-name="P11">Union (H1, H2)</text:p>
      <text:p text:style-name="P11"/>
      <text:p text:style-name="P11">Step 1:</text:p>
      <text:p text:style-name="P11"/>
      <text:p text:style-name="P2">H → 12 →<text:span text:style-name="T2">11 → </text:span>2 (→25) → 3 (→37) → 15 (→ (28 → 41) , → 33) → 6 (→ (29 → ((48 →50), 31)), → 10→ 17, → 44)</text:p>
      <text:p text:style-name="P3"/>
      <text:p text:style-name="P12"><text:span text:style-name="T3">Step 2 </text:span><text:span text:style-name="T4">[</text:span><text:span text:style-name="T3">Merging B0= 12 and B0=11</text:span><text:span text:style-name="T4">]</text:span></text:p>
      <text:p text:style-name="P13"/>
      <text:p text:style-name="P4">H<text:span text:style-name="T2">→ </text:span><text:span text:style-name="T8">2</text:span>(→25) → 3(→37)→ 12 <text:span text:style-name="T3">(</text:span>→<text:span text:style-name="T2">11</text:span><text:span text:style-name="T3">)</text:span>→ 15 (→ (28 → 41) , → 33) → 6 (→ (29 → ((48 →50), 31)), → 10→ 17, → 44)</text:p>
      <text:p text:style-name="P2"/>
      <text:p text:style-name="P16"><text:span text:style-name="T3">Step </text:span><text:span text:style-name="T5">3</text:span><text:span text:style-name="T3"> </text:span><text:span text:style-name="T4">[</text:span><text:span text:style-name="T3">Merging B1= </text:span><text:span text:style-name="T1">3 (→37) </text:span><text:span text:style-name="T3">and B1=</text:span><text:span text:style-name="T1">12 </text:span><text:span text:style-name="T3">(</text:span><text:span text:style-name="T1">→</text:span><text:span text:style-name="T2">11</text:span><text:span text:style-name="T3">)</text:span><text:span text:style-name="T4">]</text:span></text:p>
      <text:p text:style-name="P13"/>
      <text:p text:style-name="P5">H<text:span text:style-name="T2">→ </text:span><text:span text:style-name="T8">2</text:span>(→25) → <text:span text:style-name="T8">3</text:span><text:span text:style-name="T5">( </text:span>→ <text:span text:style-name="T3">(</text:span>12→<text:span text:style-name="T2">11</text:span><text:span text:style-name="T3">),</text:span>→37) → <text:span text:style-name="T8">15</text:span>(→ (28 → 41) , → 33) → <text:span text:style-name="T8">6</text:span>(→ (29 → ((48 →50), 31)), → 10→ 17, → 44)</text:p>
      <text:p text:style-name="P2"/>
      <text:p text:style-name="P17"><text:span text:style-name="T3">Step </text:span><text:span text:style-name="T5">3</text:span><text:span text:style-name="T3"> </text:span><text:span text:style-name="T4">[</text:span><text:span text:style-name="T3">Merging B</text:span><text:span text:style-name="T5">2</text:span><text:span text:style-name="T3">= </text:span><text:span text:style-name="T1">3</text:span><text:span text:style-name="T5">( </text:span><text:span text:style-name="T1">→ </text:span><text:span text:style-name="T3">(</text:span><text:span text:style-name="T1">12→</text:span><text:span text:style-name="T2">11</text:span><text:span text:style-name="T3">),</text:span><text:span text:style-name="T1">→37) </text:span><text:span text:style-name="T3">and B</text:span><text:span text:style-name="T5">2</text:span><text:span text:style-name="T3">=</text:span><text:span text:style-name="T1">15 (→ (28 → 41) , → 33)</text:span><text:span text:style-name="T4">]</text:span></text:p>
      <text:p text:style-name="P14"/>
      <text:p text:style-name="P6">H<text:span text:style-name="T2">→ </text:span><text:span text:style-name="T8">2</text:span>(→25) → <text:span text:style-name="T8">3</text:span><text:span text:style-name="T5">( </text:span>→ <text:span text:style-name="T3">(</text:span>12→<text:span text:style-name="T2">11</text:span><text:span text:style-name="T3">), </text:span><text:s/>→ 15 (→ (28 → 41) , → 33),→37)→ <text:span text:style-name="T8">6</text:span>(→ (29 → ((48 →50), 31)), → 10→ 17, → 44)</text:p>
      <text:p text:style-name="P7"/>
      <text:p text:style-name="P18"><text:span text:style-name="T3">Step </text:span><text:span text:style-name="T6">4</text:span><text:span text:style-name="T3"> </text:span><text:span text:style-name="T4">[</text:span><text:span text:style-name="T3">Merging B</text:span><text:span text:style-name="T7">3</text:span><text:span text:style-name="T3">= </text:span><text:span text:style-name="T1">3</text:span><text:span text:style-name="T5">( </text:span><text:span text:style-name="T1">→ </text:span><text:span text:style-name="T3">(</text:span><text:span text:style-name="T1">12→</text:span><text:span text:style-name="T2">11</text:span><text:span text:style-name="T3">), </text:span><text:span text:style-name="T1"><text:s/>→ 15 (→ (28 → 41) , → 33),→37) </text:span><text:span text:style-name="T3">and B</text:span><text:span text:style-name="T7">3</text:span><text:span text:style-name="T3">=</text:span><text:span text:style-name="T9">6</text:span><text:span text:style-name="T1">(→ (29 → ((48 →50), 31)), → 10→ 17, → 44)</text:span></text:p>
      <text:p text:style-name="P15"/>
      <text:p text:style-name="P8">H<text:span text:style-name="T2">→ </text:span><text:span text:style-name="T8">2</text:span>(→25) → <text:span text:style-name="T8">3</text:span><text:span text:style-name="T5">(</text:span>→ 6 (→ (29 → ((48 →50), 31)), → 10→ 17, → 44),<text:span text:style-name="T5"> </text:span>→ <text:span text:style-name="T3">(</text:span>12→<text:span text:style-name="T2">11</text:span><text:span text:style-name="T3">), </text:span><text:s/>→ 15 (→ (28 → 41) , → 33),→37)</text:p>
      <text:p text:style-name="P8"/>
      <text:p text:style-name="P19">In the final, we have the heap B1→ B4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25T20:59:37.110000000</dc:date>
    <meta:editing-duration>PT27M23S</meta:editing-duration>
    <meta:editing-cycles>31</meta:editing-cycles>
    <meta:document-statistic meta:table-count="0" meta:image-count="0" meta:object-count="0" meta:page-count="1" meta:paragraph-count="14" meta:word-count="246" meta:character-count="929" meta:non-whitespace-character-count="694"/>
  </office:meta>
</office:document-meta>
</file>